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 fo:min-height="4.53cm" fo:min-width="12.7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938cm"/>
    </style:style>
    <style:style style:name="gr3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041cm" fo:min-width="9.003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2.349cm" fo:min-width="9.003cm" fo:padding-top="0.13cm" fo:padding-bottom="0.13cm" fo:padding-left="0.255cm" fo:padding-right="0.255cm"/>
    </style:style>
    <style:style style:name="gr5" style:family="graphic" style:parent-style-name="standard">
      <style:graphic-properties draw:fill-color="#33cc66" draw:textarea-horizontal-align="justify" draw:textarea-vertical-align="middle" draw:auto-grow-height="false" fo:min-height="0.35cm" fo:min-width="0.964cm"/>
    </style:style>
    <style:style style:name="gr6" style:family="graphic" style:parent-style-name="standard">
      <style:graphic-properties draw:fill-color="#33cc66" draw:textarea-horizontal-align="justify" draw:textarea-vertical-align="middle" draw:auto-grow-height="false" fo:min-height="0.35cm" fo:min-width="1.702cm"/>
    </style:style>
    <style:style style:name="gr7" style:family="graphic" style:parent-style-name="standard">
      <style:graphic-properties draw:stroke="none" draw:fill-color="#c0c0c0" draw:textarea-horizontal-align="justify" draw:textarea-vertical-align="middle" draw:auto-grow-height="false" fo:min-height="1.643cm" fo:min-width="12.815cm"/>
    </style:style>
    <style:style style:name="gr8" style:family="graphic" style:parent-style-name="standard">
      <style:graphic-properties draw:fill-color="#33cc66" draw:textarea-horizontal-align="justify" draw:textarea-vertical-align="middle" draw:auto-grow-height="false" fo:min-height="0.35cm" fo:min-width="2.0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938cm"/>
    </style:style>
    <style:style style:name="gr10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4.995cm" fo:padding-top="0.13cm" fo:padding-bottom="0.13cm" fo:padding-left="0.255cm" fo:padding-right="0.255cm"/>
    </style:style>
    <style:style style:name="gr11" style:family="graphic" style:parent-style-name="standard">
      <style:graphic-properties svg:stroke-width="0.05cm" svg:stroke-color="#b3b3b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521cm" fo:padding-top="0.13cm" fo:padding-bottom="0.13cm" fo:padding-left="0.255cm" fo:padding-right="0.255cm"/>
    </style:style>
    <style:style style:name="gr14" style:family="graphic" style:parent-style-name="standard">
      <style:graphic-properties svg:stroke-width="0.01cm" svg:stroke-color="#cccccc" draw:marker-start-width="0.215cm" draw:marker-end-width="0.215cm" draw:fill-color="#c0c0c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5" style:family="graphic" style:parent-style-name="objectwithoutfill">
      <style:graphic-properties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-color="#c0c0c0" draw:textarea-horizontal-align="justify" draw:textarea-vertical-align="middle" draw:auto-grow-height="false" fo:min-height="4.53cm" fo:min-width="12.846cm"/>
    </style:style>
    <style:style style:name="gr17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3.369cm" fo:min-width="9.041cm" fo:padding-top="0.13cm" fo:padding-bottom="0.13cm" fo:padding-left="0.255cm" fo:padding-right="0.255cm"/>
    </style:style>
    <style:style style:name="gr18" style:family="graphic" style:parent-style-name="standard">
      <style:graphic-properties draw:fill-color="#33cc66" draw:textarea-horizontal-align="justify" draw:textarea-vertical-align="middle" draw:auto-grow-height="false" fo:min-height="0.35cm" fo:min-width="4.418cm"/>
    </style:style>
    <style:style style:name="gr19" style:family="graphic" style:parent-style-name="standard">
      <style:graphic-properties draw:fill-color="#33cc66" draw:textarea-horizontal-align="justify" draw:textarea-vertical-align="middle" draw:auto-grow-height="false" fo:min-height="0.35cm" fo:min-width="2.982cm"/>
    </style:style>
    <style:style style:name="gr20" style:family="graphic" style:parent-style-name="standard">
      <style:graphic-properties draw:fill-color="#33cc66" draw:textarea-horizontal-align="justify" draw:textarea-vertical-align="middle" draw:auto-grow-height="false" fo:min-height="0.35cm" fo:min-width="2.951cm"/>
    </style:style>
    <style:style style:name="gr21" style:family="graphic" style:parent-style-name="standard">
      <style:graphic-properties draw:fill-color="#33cc66" draw:textarea-horizontal-align="justify" draw:textarea-vertical-align="middle" draw:auto-grow-height="false" fo:min-height="0.35cm" fo:min-width="4.767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3cc66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292cm" svg:height="4.78cm" svg:x="1.154cm" svg:y="17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497cm" svg:height="0.721cm" svg:x="1.285cm" svg:y="17.433cm">
            <draw:text-box>
              <text:p><text:span text:style-name="T1">Database determination [zero to many]</text:span></text:p>
            </draw:text-box>
          </draw:frame>
          <draw:custom-shape draw:style-name="gr3" draw:text-style-name="P3" draw:layer="layout" svg:width="9.513cm" svg:height="1.301cm" svg:x="1.516cm" svg:y="19.71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33cm" svg:height="0.721cm" svg:x="1.294cm" svg:y="19.004cm">
            <draw:text-box>
              <text:p><text:span text:style-name="T1">Comments</text:span></text:p>
            </draw:text-box>
          </draw:frame>
          <draw:custom-shape draw:style-name="gr1" draw:text-style-name="P1" draw:layer="layout" svg:width="13.292cm" svg:height="4.78cm" svg:x="1cm" svg:y="17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497cm" svg:height="0.721cm" svg:x="1.185cm" svg:y="17.433cm">
            <draw:text-box>
              <text:p><text:span text:style-name="T1">Taxon concept mappings</text:span></text:p>
            </draw:text-box>
          </draw:frame>
          <draw:custom-shape draw:style-name="gr4" draw:text-style-name="P3" draw:layer="layout" svg:width="9.513cm" svg:height="2.609cm" svg:x="1.407cm" svg:y="18.29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566cm" svg:height="0.721cm" svg:x="1.5cm" svg:y="18.365cm">
            <draw:text-box>
              <text:p><text:span text:style-name="T1">Table listing the existing mappings</text:span></text:p>
            </draw:text-box>
          </draw:frame>
          <draw:custom-shape draw:style-name="gr5" draw:text-style-name="P5" draw:layer="layout" svg:width="1.464cm" svg:height="0.6cm" svg:x="6.997cm" svg:y="21.043cm">
            <text:p text:style-name="P4"><text:span text:style-name="T2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2.202cm" svg:height="0.6cm" svg:x="8.697cm" svg:y="21.043cm">
            <text:p text:style-name="P4"><text:span text:style-name="T2">Sugge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13.292cm" svg:height="4.78cm" svg:x="1.154cm" svg:y="12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497cm" svg:height="0.721cm" svg:x="1.285cm" svg:y="12.432cm">
            <draw:text-box>
              <text:p><text:span text:style-name="T1">Database determination [zero to many]</text:span></text:p>
            </draw:text-box>
          </draw:frame>
          <draw:custom-shape draw:style-name="gr3" draw:text-style-name="P3" draw:layer="layout" svg:width="9.513cm" svg:height="1.301cm" svg:x="1.516cm" svg:y="14.7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33cm" svg:height="0.721cm" svg:x="1.294cm" svg:y="14.003cm">
            <draw:text-box>
              <text:p><text:span text:style-name="T1">Comments</text:span></text:p>
            </draw:text-box>
          </draw:frame>
          <draw:custom-shape draw:style-name="gr1" draw:text-style-name="P1" draw:layer="layout" svg:width="13.292cm" svg:height="4.78cm" svg:x="1cm" svg:y="12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497cm" svg:height="0.721cm" svg:x="1.185cm" svg:y="12.432cm">
            <draw:text-box>
              <text:p><text:span text:style-name="T1">Synonyms</text:span></text:p>
            </draw:text-box>
          </draw:frame>
          <draw:custom-shape draw:style-name="gr4" draw:text-style-name="P3" draw:layer="layout" svg:width="9.513cm" svg:height="2.609cm" svg:x="1.407cm" svg:y="13.29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566cm" svg:height="0.721cm" svg:x="1.5cm" svg:y="13.364cm">
            <draw:text-box>
              <text:p><text:span text:style-name="T1">Table listing synonyms</text:span></text:p>
            </draw:text-box>
          </draw:frame>
          <draw:custom-shape draw:style-name="gr5" draw:text-style-name="P5" draw:layer="layout" svg:width="1.464cm" svg:height="0.6cm" svg:x="6.997cm" svg:y="16.042cm">
            <text:p text:style-name="P4"><text:span text:style-name="T2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2.202cm" svg:height="0.6cm" svg:x="8.697cm" svg:y="16.042cm">
            <text:p text:style-name="P4"><text:span text:style-name="T2">Sugge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1" draw:layer="layout" svg:width="13.315cm" svg:height="1.893cm" svg:x="1.032cm" svg:y="5.3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17cm" svg:height="0.6cm" svg:x="11.514cm" svg:y="6.248cm">
          <text:p text:style-name="P4"><text:span text:style-name="T2">Edit tree...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8.266cm" svg:height="0.721cm" svg:x="1.163cm" svg:y="5.333cm">
          <draw:text-box>
            <text:p><text:span text:style-name="T1">Tree connection information [not editable]</text:span></text:p>
          </draw:text-box>
        </draw:frame>
        <draw:frame draw:style-name="gr9" draw:text-style-name="P7" draw:layer="layout" svg:width="5.438cm" svg:height="0.721cm" svg:x="1.163cm" svg:y="5.934cm">
          <draw:text-box>
            <text:p text:style-name="P6"><text:span text:style-name="T3">Status: accepted/synonym</text:span></text:p>
          </draw:text-box>
        </draw:frame>
        <draw:frame draw:style-name="gr9" draw:text-style-name="P7" draw:layer="layout" svg:width="5.557cm" svg:height="0.721cm" svg:x="1.163cm" svg:y="6.435cm">
          <draw:text-box>
            <text:p text:style-name="P6"><text:span text:style-name="T3">Parent/synonym of: Taxon name</text:span></text:p>
          </draw:text-box>
        </draw:frame>
        <draw:custom-shape draw:style-name="gr10" draw:text-style-name="P8" draw:layer="layout" svg:width="5.505cm" svg:height="0.6cm" svg:x="3.508cm" svg:y="1.963cm">
          <text:p text:style-name="P4"><text:span text:style-name="T1">Search for taxon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253cm" svg:height="0.253cm" svg:x="3.667cm" svg:y="2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3.89cm" svg:y1="2.332cm" svg:x2="4cm" svg:y2="2.445cm">
            <text:p/>
          </draw:line>
        </draw:g>
        <draw:frame draw:style-name="gr2" draw:text-style-name="P2" draw:layer="layout" svg:width="3.433cm" svg:height="0.721cm" svg:x="0.973cm" svg:y="1.905cm">
          <draw:text-box>
            <text:p><text:span text:style-name="T1">Edit taxon:</text:span></text:p>
          </draw:text-box>
        </draw:frame>
        <draw:g>
          <draw:custom-shape draw:style-name="gr13" draw:text-style-name="P8" draw:layer="layout" svg:width="4.031cm" svg:height="0.6cm" svg:x="1.186cm" svg:y="1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207cm" svg:height="0.207cm" draw:transform="rotate (0.785398163397448) translate (4.736cm 1.27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2" draw:text-style-name="P2" draw:layer="layout" svg:width="3.433cm" svg:height="0.721cm" svg:x="1.271cm" svg:y="1.004cm">
            <draw:text-box>
              <text:p><text:span text:style-name="T1">Checklist &amp; ver.</text:span></text:p>
            </draw:text-box>
          </draw:frame>
          <draw:line draw:style-name="gr15" draw:text-style-name="P9" draw:layer="layout" svg:x1="4.6cm" svg:y1="1.07cm" svg:x2="4.6cm" svg:y2="1.647cm">
            <text:p/>
          </draw:line>
        </draw:g>
        <draw:g>
          <draw:custom-shape draw:style-name="gr13" draw:text-style-name="P8" draw:layer="layout" svg:width="4.031cm" svg:height="0.6cm" svg:x="1.186cm" svg:y="1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207cm" svg:height="0.207cm" draw:transform="rotate (0.785398163397448) translate (4.736cm 1.27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2" draw:text-style-name="P2" draw:layer="layout" svg:width="3.433cm" svg:height="0.721cm" svg:x="1.271cm" svg:y="1.004cm">
            <draw:text-box>
              <text:p><text:span text:style-name="T1">Taxonomy</text:span></text:p>
            </draw:text-box>
          </draw:frame>
          <draw:line draw:style-name="gr15" draw:text-style-name="P9" draw:layer="layout" svg:x1="4.6cm" svg:y1="1.07cm" svg:x2="4.6cm" svg:y2="1.647cm">
            <text:p/>
          </draw:line>
        </draw:g>
        <draw:g>
          <draw:custom-shape draw:style-name="gr16" draw:text-style-name="P1" draw:layer="layout" svg:width="13.346cm" svg:height="4.78cm" svg:x="1.032cm" svg:y="7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531cm" svg:height="0.721cm" svg:x="1.164cm" svg:y="7.433cm">
            <draw:text-box>
              <text:p><text:span text:style-name="T1">Database determination [zero to many]</text:span></text:p>
            </draw:text-box>
          </draw:frame>
          <draw:custom-shape draw:style-name="gr16" draw:text-style-name="P1" draw:layer="layout" svg:width="13.346cm" svg:height="4.78cm" svg:x="1.032cm" svg:y="7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2.164cm" svg:height="0.721cm" svg:x="1.164cm" svg:y="7.433cm">
            <draw:text-box>
              <text:p><text:span text:style-name="T1">Taxon attributes [field names to follow DwC if applicable]</text:span></text:p>
            </draw:text-box>
          </draw:frame>
          <draw:custom-shape draw:style-name="gr17" draw:text-style-name="P10" draw:layer="layout" svg:width="9.551cm" svg:height="3.629cm" svg:x="1.43cm" svg:y="8.254cm">
            <text:p text:style-name="P4"><text:span text:style-name="T1">Many fields, to be completed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5" draw:layer="layout" svg:width="2.517cm" svg:height="0.6cm" svg:x="11.814cm" svg:y="2.748cm">
          <text:p text:style-name="P4"><text:span text:style-name="T2">Next sibl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17cm" svg:height="0.6cm" svg:x="11.814cm" svg:y="3.548cm">
          <text:p text:style-name="P4"><text:span text:style-name="T2">Next taxon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918cm" svg:height="0.6cm" svg:x="9.413cm" svg:y="4.348cm">
          <text:p text:style-name="P4"><text:span text:style-name="T2">Next taxon at this rank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482cm" svg:height="0.6cm" svg:x="1.014cm" svg:y="2.748cm">
          <text:p text:style-name="P4"><text:span text:style-name="T2">Previous sibl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451cm" svg:height="0.6cm" svg:x="1.014cm" svg:y="3.548cm">
          <text:p text:style-name="P4"><text:span text:style-name="T2">Previous taxon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267cm" svg:height="0.6cm" svg:x="1.013cm" svg:y="4.348cm">
          <text:p text:style-name="P4"><text:span text:style-name="T2">Previous taxon at this ran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rik Ronquist</meta:initial-creator>
    <meta:creation-date>2016-04-05T08:53:56.513129000</meta:creation-date>
    <meta:editing-cycles>31</meta:editing-cycles>
    <meta:editing-duration>PT14H27M36S</meta:editing-duration>
    <dc:date>2016-04-07T07:40:29.161372000</dc:date>
    <dc:creator>Fredrik Ronquist</dc:creator>
    <meta:generator>LibreOffice/4.4.5.2$MacOSX_X86_64 LibreOffice_project/a22f674fd25a3b6f45bdebf25400ed2adff0ff99</meta:generator>
    <meta:document-statistic meta:object-count="54"/>
  </office:meta>
</office:document-meta>
</file>